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107e1" officeooo:paragraph-rsid="001107e1"/>
    </style:style>
    <style:style style:name="P2" style:family="paragraph" style:parent-style-name="Standard">
      <style:text-properties officeooo:paragraph-rsid="00136b28"/>
    </style:style>
    <style:style style:name="P3" style:family="paragraph" style:parent-style-name="Standard">
      <style:text-properties officeooo:rsid="00136b28" officeooo:paragraph-rsid="00136b28"/>
    </style:style>
    <style:style style:name="P4" style:family="paragraph" style:parent-style-name="Standard">
      <style:text-properties officeooo:rsid="0014e88d" officeooo:paragraph-rsid="0014e88d"/>
    </style:style>
    <style:style style:name="P5" style:family="paragraph" style:parent-style-name="Standard">
      <style:text-properties officeooo:rsid="0015e177" officeooo:paragraph-rsid="0015e177"/>
    </style:style>
    <style:style style:name="P6" style:family="paragraph" style:parent-style-name="Standard">
      <style:text-properties officeooo:rsid="0017700f" officeooo:paragraph-rsid="0017700f"/>
    </style:style>
    <style:style style:name="P7" style:family="paragraph" style:parent-style-name="Standard">
      <style:text-properties officeooo:rsid="001e6d83" officeooo:paragraph-rsid="001e6d83"/>
    </style:style>
    <style:style style:name="P8" style:family="paragraph" style:parent-style-name="Standard">
      <style:text-properties officeooo:rsid="001e6d83" officeooo:paragraph-rsid="00232147"/>
    </style:style>
    <style:style style:name="P9" style:family="paragraph" style:parent-style-name="Standard">
      <style:text-properties officeooo:paragraph-rsid="0025d10a"/>
    </style:style>
    <style:style style:name="P10" style:family="paragraph" style:parent-style-name="Standard">
      <style:text-properties officeooo:paragraph-rsid="0025fa46"/>
    </style:style>
    <style:style style:name="P11" style:family="paragraph" style:parent-style-name="Standard">
      <style:text-properties officeooo:rsid="00278dd0" officeooo:paragraph-rsid="00278dd0"/>
    </style:style>
    <style:style style:name="T1" style:family="text">
      <style:text-properties officeooo:rsid="001179da"/>
    </style:style>
    <style:style style:name="T2" style:family="text">
      <style:text-properties officeooo:rsid="0014e88d"/>
    </style:style>
    <style:style style:name="T3" style:family="text">
      <style:text-properties officeooo:rsid="0015e177"/>
    </style:style>
    <style:style style:name="T4" style:family="text">
      <style:text-properties officeooo:rsid="00205b9c"/>
    </style:style>
    <style:style style:name="T5" style:family="text">
      <style:text-properties officeooo:rsid="0021b00b"/>
    </style:style>
    <style:style style:name="T6" style:family="text">
      <style:text-properties officeooo:rsid="00232147"/>
    </style:style>
    <style:style style:name="T7" style:family="text">
      <style:text-properties officeooo:rsid="0025d10a"/>
    </style:style>
    <style:style style:name="T8" style:family="text">
      <style:text-properties officeooo:rsid="0025fa46"/>
    </style:style>
    <style:style style:name="T9" style:family="text">
      <style:text-properties officeooo:rsid="00278d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Introduce yourself</text:h>
      <text:p text:style-name="P2">Good Morning !! <text:s/>My name is Mathieu Chan. </text:p>
      <text:p text:style-name="P2"><text:span text:style-name="T1">I am currently in computer science bachelor’s degree. </text:span></text:p>
      <text:p text:style-name="P3">Traveling is one of my favorite activities.</text:p>
      <text:p text:style-name="P4"/>
      <text:p text:style-name="P3">I <text:span text:style-name="T3">also</text:span> love playing video games <text:span text:style-name="T2">since I was a kid because it is really fun, and it is captivating to see how new technolog</text:span><text:span text:style-name="T5">ies</text:span><text:span text:style-name="T2"> are more sophisticated</text:span>.</text:p>
      <text:p text:style-name="P5">At first, that was the main reason why I <text:span text:style-name="T9">wanted</text:span> to study computer science.</text:p>
      <text:p text:style-name="P5">But, since the first year of my bachelor’s degree, I see new technology and software program differently.</text:p>
      <text:p text:style-name="P5">It is fascinating to see how it can simplify people’s work for example creating new applications to communicate.</text:p>
      <text:p text:style-name="P6">Studying computer science made me more curious about anything.</text:p>
      <text:p text:style-name="P8">I am <text:span text:style-name="T4">more</text:span> passionate about discovering and learning <text:span text:style-name="T6">things</text:span>.</text:p>
      <text:p text:style-name="P9"><text:span text:style-name="T7">I am also keen of documentary mainly about </text:span><text:span text:style-name="T8">facilities</text:span><text:span text:style-name="T7">, because they can use 3D modeling </text:span><text:span text:style-name="T8">to explain how those facilities work and how they can resist their environment .</text:span></text:p>
      <text:p text:style-name="P10"><text:span text:style-name="T8">For example, how bridges can withstand a storm.</text:span></text:p>
      <text:p text:style-name="P7"/>
      <text:p text:style-name="P11">I wish you a good holiday mister and also all the best for the end of the yea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08:23:30.623846916</meta:creation-date>
    <dc:date>2020-12-18T10:33:03.218113910</dc:date>
    <meta:editing-duration>PT1H18M14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175" meta:character-count="1011" meta:non-whitespace-character-count="846"/>
  </office:meta>
</office:document-meta>
</file>